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3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0.018cm" svg:x2="23cm" svg:y2="20.018cm">
          <text:p/>
        </draw:line>
        <draw:line draw:style-name="gr2" draw:text-style-name="P1" draw:layer="layout" svg:x1="2.103cm" svg:y1="15.319cm" svg:x2="2.103cm" svg:y2="19.256cm">
          <text:p/>
        </draw:line>
        <draw:line draw:style-name="gr2" draw:text-style-name="P1" draw:layer="layout" svg:x1="7.016cm" svg:y1="15.32cm" svg:x2="7.016cm" svg:y2="19.257cm">
          <text:p/>
        </draw:line>
        <draw:line draw:style-name="gr2" draw:text-style-name="P1" draw:layer="layout" svg:x1="11.928cm" svg:y1="15.321cm" svg:x2="11.928cm" svg:y2="19.258cm">
          <text:p/>
        </draw:line>
        <draw:line draw:style-name="gr2" draw:text-style-name="P1" draw:layer="layout" svg:x1="12.061cm" svg:y1="15.322cm" svg:x2="12.061cm" svg:y2="19.259cm">
          <text:p/>
        </draw:line>
        <draw:line draw:style-name="gr2" draw:text-style-name="P1" draw:layer="layout" svg:x1="16.974cm" svg:y1="15.319cm" svg:x2="16.974cm" svg:y2="19.256cm">
          <text:p/>
        </draw:line>
        <draw:line draw:style-name="gr2" draw:text-style-name="P1" draw:layer="layout" svg:x1="21.887cm" svg:y1="15.32cm" svg:x2="21.887cm" svg:y2="19.257cm">
          <text:p/>
        </draw:line>
        <draw:custom-shape draw:style-name="gr3" draw:text-style-name="P1" draw:layer="layout" svg:width="20.955cm" svg:height="9.271cm" svg:x="1.508cm" svg:y="2.27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3:47:27.187180808</dc:date>
    <dc:creator>Fernando Bachega</dc:creator>
    <meta:editing-duration>PT2M53S</meta:editing-duration>
    <meta:editing-cycles>2</meta:editing-cycles>
    <meta:generator>LibreOffice/4.1.3.2$Linux_X86_64 LibreOffice_project/410m0$Build-2</meta:generator>
    <meta:document-statistic meta:object-count="10"/>
  </office:meta>
</office:document-meta>
</file>